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2ef0" officeooo:paragraph-rsid="00542ef0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eb60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2a53b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542ef0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5</text:span><text:span text:style-name="T1">.</text:span><text:span text:style-name="T4">2.</text:span><text:span text:style-name="T3">3</text:span><text:span text:style-name="T2">.</text:span><text:span text:style-name="T1"> </text:span><text:span text:style-name="T4">Números binarios con procedimientos</text:span></text:p>
      <text:p text:style-name="P2"/>
      <text:p text:style-name="P2"><text:bookmark text:name="docs-internal-guid-bdddc5da-6dc7-f3da-f859-1d16e49b5cf3"/>Tu tarea es construir un programa que ponga las siguientes cantidades de bolitas rojas en celdas consecutivas, como se vé en la imagen. Pero <text:span text:style-name="T7">para cada número</text:span>, solamente podés usar como <text:span text:style-name="T7">máximo una invocación</text:span> a cada uno de los procedimientos <text:span text:style-name="T6">primitivos </text:span>y nada más. Tenés que poner:</text:p>
      <text:list xml:id="list7621872373275001490" text:style-name="L1">
        <text:list-item>
          <text:p text:style-name="P7">3 bolitas rojas</text:p>
        </text:list-item>
        <text:list-item>
          <text:p text:style-name="P7">5 bolitas rojas</text:p>
        </text:list-item>
        <text:list-item>
          <text:p text:style-name="P7">7 bolitas rojas</text:p>
        </text:list-item>
        <text:list-item>
          <text:p text:style-name="P7">10 bolitas rojas</text:p>
        </text:list-item>
        <text:list-item>
          <text:p text:style-name="P7">15 bolitas rojas</text:p>
        </text:list-item>
      </text:list>
      <text:p text:style-name="P8">El tablero final debería quedarte como sigue:</text:p>
      <text:p text:style-name="P5"><draw:frame draw:style-name="fr1" draw:name="Image1" text:anchor-type="as-char" svg:width="6.668cm" svg:height="2.311cm" draw:z-index="0"><draw:image xlink:href="https://lh3.googleusercontent.com/y8zpZa99H6y26RcxBL0MjtbHKm15I6Un2t-1W11P9c8LWzr9aXDioF8kW1Nwwf6VrF-GpMokoktMNkE32jwPyOaV9NmLF8XTwGIwiDMhaAOmCOwuGMKEFu_7F-N-zQW9kdmXvx0h" xlink:type="simple" xlink:show="embed" xlink:actuate="onLoad"/><svg:title>NumerosBinariosConProcedimientos-tableroFinal.png</svg:title></draw:frame></text:p>
      <text:p text:style-name="P6"/>
      <text:p text:style-name="P6"><text:span text:style-name="T5">¡Acordate de definir un procedimiento para cada subtarea!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10T18:55:23.406000000</dc:date>
    <meta:editing-duration>PT3H39M59S</meta:editing-duration>
    <meta:editing-cycles>57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10" meta:word-count="88" meta:character-count="514" meta:non-whitespace-character-count="440"/>
  </office:meta>
</office:document-meta>
</file>